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de6" officeooo:paragraph-rsid="00056de6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Chen</text:p>
      <text:p text:style-name="P1">N10013388</text:p>
      <text:p text:style-name="P1">sc4900</text:p>
      <text:p text:style-name="P1">Homework 4B</text:p>
      <text:p text:style-name="P1"/>
      <text:p text:style-name="P1">1)</text:p>
      <text:p text:style-name="P1"><text:tab/>dupTestList:</text:p>
      <text:p text:style-name="P1"><text:tab/><text:tab/>avg: O(n<text:span text:style-name="T1">2</text:span><text:span text:style-name="T2">)</text:span></text:p>
      <text:p text:style-name="P1"><text:tab/><text:tab/>worst: O(n<text:span text:style-name="T1">2</text:span><text:span text:style-name="T2">)</text:span></text:p>
      <text:p text:style-name="P1"/>
      <text:p text:style-name="P1"><text:tab/>dupTestSort</text:p>
      <text:p text:style-name="P1"><text:tab/><text:tab/>avg: O(nlogn) //The sorting algo takes the most time and it's nlogn on average and worst</text:p>
      <text:p text:style-name="P1"><text:tab/><text:tab/>worst: O(nlogn)</text:p>
      <text:p text:style-name="P1"/>
      <text:p text:style-name="P1"><text:tab/>dupTestSet</text:p>
      <text:p text:style-name="P1"><text:tab/><text:tab/>avg: O(nlogn), time complexity of set's insert is logn</text:p>
      <text:p text:style-name="P1"><text:tab/><text:tab/>worst: O(nlogn)</text:p>
      <text:p text:style-name="P1"/>
      <text:p text:style-name="P1"><text:tab/>dupTestUnorderedSet</text:p>
      <text:p text:style-name="P1"><text:tab/><text:tab/>avg: O(n), time complexity of unordered_set's insert is constant on average</text:p>
      <text:p text:style-name="P1"><text:tab/><text:tab/>worst: O(n<text:span text:style-name="T1">2</text:span>), time complexity of unordered_set's insert is n in worse ca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9:58:28.839713741</meta:creation-date>
    <dc:date>2016-10-10T20:12:41.216559619</dc:date>
    <meta:editing-duration>P0D</meta:editing-duration>
    <meta:editing-cycles>1</meta:editing-cycles>
    <meta:document-statistic meta:table-count="0" meta:image-count="0" meta:object-count="0" meta:page-count="1" meta:paragraph-count="17" meta:word-count="67" meta:character-count="455" meta:non-whitespace-character-count="384"/>
    <meta:generator>LibreOffice/4.2.8.2$Linux_X86_64 LibreOffice_project/420m0$Build-2</meta:generator>
  </office:meta>
</office:document-meta>
</file>